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3000002DD8CAC06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8075in" svg:y="0.2409in" svg:width="11in" svg:height="6.2638in" draw:z-index="0"><draw:image xlink:href="Pictures/1000000100000553000002DD8CAC06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order="none" fo:padding="0.0201in" fo:background-color="transparent" style:writing-mode="lr-tb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51:30.458000000</meta:creation-date>
    <dc:date>2025-01-26T16:56:46.294000000</dc:date>
    <meta:editing-duration>PT5M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4.2$Windows_X86_64 LibreOffice_project/bb3cfa12c7b1bf994ecc5649a80400d06cd71002</meta:generator>
  </office:meta>
</office:document-meta>
</file>